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" svg:font-family="FreeSans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.5674in" fo:break-before="auto" fo:break-after="auto" table:align="left" fo:keep-with-next="always" style:writing-mode="lr-tb"/>
    </style:style>
    <style:style style:name="Table1.A" style:family="table-column">
      <style:table-column-properties style:column-width="1.2792in"/>
    </style:style>
    <style:style style:name="Table1.B" style:family="table-column">
      <style:table-column-properties style:column-width="0.6396in"/>
    </style:style>
    <style:style style:name="Table1.C" style:family="table-column">
      <style:table-column-properties style:column-width="0.648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style:vertical-align="top" fo:padding="0.0382in" fo:border="0.1pt solid #000000" style:writing-mode="lr-tb"/>
    </style:style>
    <style:style style:name="Table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.8" style:family="table-row">
      <style:table-row-properties style:min-row-height="0.184in" fo:keep-together="auto"/>
    </style:style>
    <style:style style:name="Table2" style:family="table">
      <style:table-properties style:width="1.2118in" table:align="left" style:writing-mode="lr-tb"/>
    </style:style>
    <style:style style:name="Table2.A" style:family="table-column">
      <style:table-column-properties style:column-width="0.6014in"/>
    </style:style>
    <style:style style:name="Table2.B" style:family="table-column">
      <style:table-column-properties style:column-width="0.610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2.B1" style:family="table-cell">
      <style:table-cell-properties style:vertical-align="top" fo:padding="0.0382in" fo:border="0.1pt solid #000000" style:writing-mode="lr-tb"/>
    </style:style>
    <style:style style:name="Table2.A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" style:family="table">
      <style:table-properties style:width="2.5674in" fo:break-before="auto" fo:break-after="auto" table:align="left" fo:keep-with-next="always" style:writing-mode="lr-tb"/>
    </style:style>
    <style:style style:name="Table3.A" style:family="table-column">
      <style:table-column-properties style:column-width="1.2792in"/>
    </style:style>
    <style:style style:name="Table3.B" style:family="table-column">
      <style:table-column-properties style:column-width="0.6396in"/>
    </style:style>
    <style:style style:name="Table3.C" style:family="table-column">
      <style:table-column-properties style:column-width="0.648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3.B1" style:family="table-cell">
      <style:table-cell-properties style:vertical-align="top" fo:padding="0.0382in" fo:border="0.1pt solid #000000" style:writing-mode="lr-tb"/>
    </style:style>
    <style:style style:name="Table3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.8" style:family="table-row">
      <style:table-row-properties style:min-row-height="0.184in" fo:keep-together="auto"/>
    </style:style>
    <style:style style:name="Table4" style:family="table">
      <style:table-properties style:width="1.2118in" table:align="left" style:writing-mode="lr-tb"/>
    </style:style>
    <style:style style:name="Table4.A" style:family="table-column">
      <style:table-column-properties style:column-width="0.6014in"/>
    </style:style>
    <style:style style:name="Table4.B" style:family="table-column">
      <style:table-column-properties style:column-width="0.610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4.B1" style:family="table-cell">
      <style:table-cell-properties style:vertical-align="top" fo:padding="0.0382in" fo:border="0.1pt solid #000000" style:writing-mode="lr-tb"/>
    </style:style>
    <style:style style:name="Table4.A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P1" style:family="paragraph" style:parent-style-name="Text_20_body" style:master-page-name="">
      <style:paragraph-properties fo:margin-top="0in" fo:margin-bottom="0.0972in" loext:contextual-spacing="false" fo:orphans="2" fo:widows="2" style:page-number="auto" style:writing-mode="lr-tb"/>
    </style:style>
    <style:style style:name="P2" style:family="paragraph" style:parent-style-name="Table_20_Heading">
      <style:text-properties fo:color="#990099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style:snap-to-layout-grid="false"/>
    </style:style>
    <style:style style:name="P5" style:family="paragraph" style:parent-style-name="Table_20_Contents">
      <style:text-properties officeooo:rsid="000a6ce9" officeooo:paragraph-rsid="000a6ce9"/>
    </style:style>
    <style:style style:name="P6" style:family="paragraph" style:parent-style-name="Table_20_Contents">
      <style:text-properties officeooo:rsid="0010080d" officeooo:paragraph-rsid="0010080d"/>
    </style:style>
    <style:style style:name="P7" style:family="paragraph" style:parent-style-name="Text_20_body">
      <style:text-properties style:font-name="Arial" fo:font-size="10.5pt" officeooo:paragraph-rsid="000ada37" style:font-size-asian="10.5pt" style:font-name-complex="Arial" style:font-size-complex="10.5pt"/>
    </style:style>
    <style:style style:name="P8" style:family="paragraph" style:parent-style-name="Standard" style:list-style-name="WW8Num2">
      <style:text-properties style:font-name="Arial" fo:font-size="10.5pt" fo:background-color="#ffffff" style:font-size-asian="10.5pt" style:font-name-complex="Arial" style:font-size-complex="10.5pt"/>
    </style:style>
    <style:style style:name="P9" style:family="paragraph" style:parent-style-name="Standard">
      <style:text-properties officeooo:paragraph-rsid="00136776"/>
    </style:style>
    <style:style style:name="P10" style:family="paragraph" style:parent-style-name="Text_20_body" style:master-page-name="Standard">
      <style:paragraph-properties style:page-number="auto"/>
      <style:text-properties officeooo:paragraph-rsid="000ada37"/>
    </style:style>
    <style:style style:name="P11" style:family="paragraph" style:parent-style-name="Text_20_body" style:list-style-name="WW8Num2">
      <style:text-properties officeooo:paragraph-rsid="000cc30a"/>
    </style:style>
    <style:style style:name="P12" style:family="paragraph" style:parent-style-name="Text_20_body" style:list-style-name="WW8Num2">
      <style:text-properties officeooo:paragraph-rsid="00136776"/>
    </style:style>
    <style:style style:name="P13" style:family="paragraph" style:parent-style-name="Text_20_body" style:list-style-name="WW8Num2">
      <style:text-properties style:font-name="Arial" fo:font-size="10.5pt" officeooo:paragraph-rsid="000ada37" fo:background-color="#ffff66" style:font-size-asian="10.5pt" style:font-name-complex="Arial" style:font-size-complex="10.5pt"/>
    </style:style>
    <style:style style:name="P14" style:family="paragraph" style:parent-style-name="Text_20_body" style:list-style-name="WW8Num2">
      <style:text-properties style:font-name="Arial" fo:font-size="10.5pt" officeooo:paragraph-rsid="000ada37" fo:background-color="#ffffff" style:font-size-asian="10.5pt" style:font-name-complex="Arial" style:font-size-complex="10.5pt"/>
    </style:style>
    <style:style style:name="P15" style:family="paragraph" style:parent-style-name="Text_20_body">
      <style:paragraph-properties fo:keep-with-next="auto" style:writing-mode="lr-tb"/>
      <style:text-properties officeooo:paragraph-rsid="00136776"/>
    </style:style>
    <style:style style:name="P16" style:family="paragraph" style:parent-style-name="Text_20_body" style:master-page-name="">
      <style:paragraph-properties style:page-number="auto" fo:break-before="page" fo:keep-with-next="auto" style:writing-mode="lr-tb"/>
      <style:text-properties officeooo:paragraph-rsid="00136776"/>
    </style:style>
    <style:style style:name="P17" style:family="paragraph" style:parent-style-name="Text_20_body">
      <style:paragraph-properties fo:break-before="page" style:writing-mode="lr-tb"/>
      <style:text-properties officeooo:paragraph-rsid="00136776"/>
    </style:style>
    <style:style style:name="P18" style:family="paragraph" style:parent-style-name="Table_20_Heading">
      <style:text-properties fo:color="#990099" officeooo:paragraph-rsid="00136776"/>
    </style:style>
    <style:style style:name="P19" style:family="paragraph" style:parent-style-name="Table_20_Contents">
      <style:paragraph-properties fo:text-align="center" style:justify-single-word="false"/>
      <style:text-properties officeooo:paragraph-rsid="00136776"/>
    </style:style>
    <style:style style:name="P20" style:family="paragraph" style:parent-style-name="Table_20_Contents">
      <style:text-properties officeooo:rsid="000a6ce9" officeooo:paragraph-rsid="00136776"/>
    </style:style>
    <style:style style:name="P21" style:family="paragraph" style:parent-style-name="Table_20_Contents">
      <style:paragraph-properties style:snap-to-layout-grid="false"/>
      <style:text-properties officeooo:paragraph-rsid="00136776"/>
    </style:style>
    <style:style style:name="P22" style:family="paragraph" style:parent-style-name="Table_20_Contents">
      <style:text-properties officeooo:paragraph-rsid="00136776"/>
    </style:style>
    <style:style style:name="T1" style:family="text">
      <style:text-properties style:font-name="Arial" fo:font-size="10.5pt" style:font-size-asian="10.5pt" style:font-name-complex="Arial" style:font-size-complex="10.5pt"/>
    </style:style>
    <style:style style:name="T2" style:family="text">
      <style:text-properties style:font-name="Arial" fo:font-size="10.5pt" officeooo:rsid="0002c478" style:font-size-asian="10.5pt" style:font-name-complex="Arial" style:font-size-complex="10.5pt"/>
    </style:style>
    <style:style style:name="T3" style:family="text">
      <style:text-properties style:font-name="Arial" fo:font-size="10.5pt" fo:background-color="transparent" loext:char-shading-value="0" style:font-size-asian="10.5pt" style:font-name-complex="Arial" style:font-size-complex="10.5pt"/>
    </style:style>
    <style:style style:name="T4" style:family="text">
      <style:text-properties style:font-name="Arial" fo:font-size="10.5pt" officeooo:rsid="0002c478" fo:background-color="transparent" loext:char-shading-value="0" style:font-size-asian="10.5pt" style:font-name-complex="Arial" style:font-size-complex="10.5pt"/>
    </style:style>
    <style:style style:name="T5" style:family="text">
      <style:text-properties style:font-name="Arial" fo:font-size="10.5pt" officeooo:rsid="000cc30a" fo:background-color="#ffff66" loext:char-shading-value="0" style:font-size-asian="10.5pt" style:font-name-complex="Arial" style:font-size-complex="10.5pt"/>
    </style:style>
    <style:style style:name="T6" style:family="text">
      <style:text-properties style:font-name="Arial" fo:font-size="10.5pt" officeooo:rsid="0010080d" fo:background-color="#ffff66" loext:char-shading-value="0" style:font-size-asian="10.5pt" style:font-name-complex="Arial" style:font-size-complex="10.5pt"/>
    </style:style>
    <style:style style:name="T7" style:family="text">
      <style:text-properties officeooo:rsid="0002c478"/>
    </style:style>
    <style:style style:name="T8" style:family="text">
      <style:text-properties officeooo:rsid="000ada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A table set “keep with next” should not split, but instead move to a new page IF there is no room for both the table AND for the following paragraph on the current page. <text:s/></text:span><text:span text:style-name="T2">If</text:span><text:span text:style-name="T1"> the table is kept with the</text:span><text:span text:style-name="T3"> previous paragraph </text:span><text:span text:style-name="T4">it should split.</text:span></text:p>
      <text:list xml:id="list8899460536584009200" text:style-name="WW8Num2">
        <text:list-item>
          <text:p text:style-name="P8">Single page – all fits.</text:p>
        </text:list-item>
        <text:list-item>
          <text:p text:style-name="P13"><text:span text:style-name="T7">Move to </text:span>new page <text:span text:style-name="T7">to keep.</text:span></text:p>
          <text:list>
            <text:list-item>
              <text:p text:style-name="P12"><text:span text:style-name="T5">Table fits with orphan</text:span></text:p>
            </text:list-item>
            <text:list-item>
              <text:p text:style-name="P11"><text:span text:style-name="T5">Table fi</text:span><text:span text:style-name="T6">lls whole page.</text:span></text:p>
            </text:list-item>
          </text:list>
        </text:list-item>
        <text:list-item>
          <text:p text:style-name="P14"><text:span text:style-name="T7">Keep with previous paragraph - split ta</text:span>ble.</text:p>
        </text:list-item>
        <text:list-item>
          <text:p text:style-name="P14"><text:span text:style-name="T7">Keep with previous paragraph </text:span>– orphan too small.</text:p>
        </text:list-item>
        <text:list-item>
          <text:p text:style-name="P14"><text:span text:style-name="T7">S</text:span>pan multiple pages.</text:p>
        </text:list-item>
        <text:list-item>
          <text:p text:style-name="P14">S<text:span text:style-name="T7">pan multiple pages</text:span> – orphan too small.</text:p>
        </text:list-item>
      </text:list>
      <text:p text:style-name="P7">The format used for this test is highlighted above.</text:p>
      <text:p text:style-name="P16"><text:span text:style-name="T8">Normal p</text:span>aragraph before the table. 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ext:soft-page-break/>
          <table:table-row table:style-name="Table3.1">
            <table:table-cell table:style-name="Table3.A1" office:value-type="string">
              <text:p text:style-name="P18">Table Heading</text:p>
            </table:table-cell>
            <table:table-cell table:style-name="Table3.B1" table:number-columns-spanned="2" office:value-type="string">
              <text:p text:style-name="P18">Cell Heading</text:p>
            </table:table-cell>
            <table:covered-table-cell/>
          </table:table-row>
        </table:table-header-rows>
        <table:table-row table:style-name="Table3.1">
          <table:table-cell table:style-name="Table3.A2" office:value-type="string">
            <text:p text:style-name="P22">Row 1</text:p>
          </table:table-cell>
          <table:table-cell table:style-name="Table3.B2" table:number-columns-spanned="2" office:value-type="string">
            <text:p text:style-name="P22">Cell 1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22">Row 2</text:p>
          </table:table-cell>
          <table:table-cell table:style-name="Table3.B2" table:number-columns-spanned="2" office:value-type="string">
            <text:p text:style-name="P22">Cell 2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22">Row 3</text:p>
          </table:table-cell>
          <table:table-cell table:style-name="Table3.B2" table:number-columns-spanned="2" office:value-type="string">
            <text:p text:style-name="P22">Cell 3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22">Row 4</text:p>
          </table:table-cell>
          <table:table-cell table:style-name="Table3.B2" table:number-columns-spanned="2" office:value-type="string">
            <text:p text:style-name="P22">Cell 4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22">Row 5</text:p>
          </table:table-cell>
          <table:table-cell table:style-name="Table3.A2" office:value-type="string">
            <text:p text:style-name="P22">Split</text:p>
          </table:table-cell>
          <table:table-cell table:style-name="Table3.B2" office:value-type="string">
            <text:p text:style-name="P22">Cell</text:p>
          </table:table-cell>
        </table:table-row>
        <table:table-row table:style-name="Table3.1">
          <table:table-cell table:style-name="Table3.A2" office:value-type="string">
            <text:p text:style-name="P22">Row 6</text:p>
          </table:table-cell>
          <table:table-cell table:style-name="Table3.B2" table:number-rows-spanned="3" table:number-columns-spanned="2" office:value-type="string"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P19">Table</text:p>
                </table:table-cell>
                <table:table-cell table:style-name="Table4.B1" office:value-type="string">
                  <text:p text:style-name="P19">in</text:p>
                </table:table-cell>
              </table:table-row>
              <table:table-row table:style-name="Table4.1">
                <table:table-cell table:style-name="Table4.A2" table:number-columns-spanned="2" office:value-type="string">
                  <text:p text:style-name="P19">table</text:p>
                </table:table-cell>
                <table:covered-table-cell/>
              </table:table-row>
            </table:table>
            <text:p text:style-name="P19">With merged cells</text:p>
          </table:table-cell>
          <table:covered-table-cell/>
        </table:table-row>
        <table:table-row table:style-name="Table3.8">
          <table:table-cell table:style-name="Table3.A2" office:value-type="string">
            <text:p text:style-name="P22">Row 7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22">Row 8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22">Row 9</text:p>
          </table:table-cell>
          <table:table-cell table:style-name="Table3.B2" table:number-columns-spanned="2" office:value-type="string">
            <text:p text:style-name="P22">Cell x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22">Row 10</text:p>
          </table:table-cell>
          <table:table-cell table:style-name="Table3.B2" table:number-columns-spanned="2" office:value-type="string">
            <text:p text:style-name="P22">Cell y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22">Row 11</text:p>
          </table:table-cell>
          <table:table-cell table:style-name="Table3.B2" table:number-columns-spanned="2" office:value-type="string">
            <text:p text:style-name="P22">Cell z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22">Row 12</text:p>
          </table:table-cell>
          <table:table-cell table:style-name="Table3.B2" table:number-columns-spanned="2" office:value-type="string">
            <text:p text:style-name="P22">Cell Alpha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20">Row 13</text:p>
          </table:table-cell>
          <table:table-cell table:style-name="Table3.B2" table:number-columns-spanned="2" office:value-type="string">
            <text:p text:style-name="P20">Cell Beta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22">Leave last row</text:p>
          </table:table-cell>
          <table:table-cell table:style-name="Table3.B2" table:number-columns-spanned="2" office:value-type="string">
            <text:p text:style-name="P22">blank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21"/>
          </table:table-cell>
          <table:table-cell table:style-name="Table3.B2" table:number-columns-spanned="2" office:value-type="string">
            <text:p text:style-name="P21"/>
          </table:table-cell>
          <table:covered-table-cell/>
        </table:table-row>
      </table:table>
      <text:p text:style-name="P15"><text:span text:style-name="T8">The table is set to keep with this paragraph. <text:s/>So at least the orphan </text:span><text:soft-page-break/><text:span text:style-name="T8">number of lines should be on the same page as the table.</text:span></text:p>
      <text:p text:style-name="P17"><text:span text:style-name="T8">Normal p</text:span>aragraph before the table. 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ext:soft-page-break/>
          <table:table-row table:style-name="Table1.1">
            <table:table-cell table:style-name="Table1.A1" office:value-type="string">
              <text:p text:style-name="P2">Table Heading</text:p>
            </table:table-cell>
            <table:table-cell table:style-name="Table1.B1" table:number-columns-spanned="2" office:value-type="string">
              <text:p text:style-name="P2">Cell Heading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Table_20_Contents">Row 1</text:p>
          </table:table-cell>
          <table:table-cell table:style-name="Table1.B2" table:number-columns-spanned="2" office:value-type="string">
            <text:p text:style-name="Table_20_Contents">Cell 1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Row 2</text:p>
          </table:table-cell>
          <table:table-cell table:style-name="Table1.B2" table:number-columns-spanned="2" office:value-type="string">
            <text:p text:style-name="Table_20_Contents">Cell 2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Row 3</text:p>
          </table:table-cell>
          <table:table-cell table:style-name="Table1.B2" table:number-columns-spanned="2" office:value-type="string">
            <text:p text:style-name="Table_20_Contents">Cell 3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Row 4</text:p>
          </table:table-cell>
          <table:table-cell table:style-name="Table1.B2" table:number-columns-spanned="2" office:value-type="string">
            <text:p text:style-name="Table_20_Contents">Cell 4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Row 5</text:p>
          </table:table-cell>
          <table:table-cell table:style-name="Table1.A2" office:value-type="string">
            <text:p text:style-name="Table_20_Contents">Split</text:p>
          </table:table-cell>
          <table:table-cell table:style-name="Table1.B2" office:value-type="string">
            <text:p text:style-name="Table_20_Contents">Cell</text:p>
          </table:table-cell>
        </table:table-row>
        <table:table-row table:style-name="Table1.1">
          <table:table-cell table:style-name="Table1.A2" office:value-type="string">
            <text:p text:style-name="Table_20_Contents">Row 6</text:p>
          </table:table-cell>
          <table:table-cell table:style-name="Table1.B2" table:number-rows-spanned="3" table:number-columns-spanned="2" office:value-type="string"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3">Table</text:p>
                </table:table-cell>
                <table:table-cell table:style-name="Table2.B1" office:value-type="string">
                  <text:p text:style-name="P3">in</text:p>
                </table:table-cell>
              </table:table-row>
              <table:table-row table:style-name="Table2.1">
                <table:table-cell table:style-name="Table2.A2" table:number-columns-spanned="2" office:value-type="string">
                  <text:p text:style-name="P3">table</text:p>
                </table:table-cell>
                <table:covered-table-cell/>
              </table:table-row>
            </table:table>
            <text:p text:style-name="P3">With merged cells</text:p>
          </table:table-cell>
          <table:covered-table-cell/>
        </table:table-row>
        <table:table-row table:style-name="Table1.8">
          <table:table-cell table:style-name="Table1.A2" office:value-type="string">
            <text:p text:style-name="Table_20_Contents">Row 7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Table_20_Contents">Row 8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Table_20_Contents">Row 9</text:p>
          </table:table-cell>
          <table:table-cell table:style-name="Table1.B2" table:number-columns-spanned="2" office:value-type="string">
            <text:p text:style-name="Table_20_Contents">Cell x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Row 10</text:p>
          </table:table-cell>
          <table:table-cell table:style-name="Table1.B2" table:number-columns-spanned="2" office:value-type="string">
            <text:p text:style-name="Table_20_Contents">Cell y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Row 11</text:p>
          </table:table-cell>
          <table:table-cell table:style-name="Table1.B2" table:number-columns-spanned="2" office:value-type="string">
            <text:p text:style-name="Table_20_Contents">Cell z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Row 12</text:p>
          </table:table-cell>
          <table:table-cell table:style-name="Table1.B2" table:number-columns-spanned="2" office:value-type="string">
            <text:p text:style-name="Table_20_Contents">Cell Alpha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5">Row 13</text:p>
          </table:table-cell>
          <table:table-cell table:style-name="Table1.B2" table:number-columns-spanned="2" office:value-type="string">
            <text:p text:style-name="P5">Cell Beta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6">Row 14</text:p>
          </table:table-cell>
          <table:table-cell table:style-name="Table1.B2" table:number-columns-spanned="2" office:value-type="string">
            <text:p text:style-name="P6">Cell Gamma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Leave last row</text:p>
          </table:table-cell>
          <table:table-cell table:style-name="Table1.B2" table:number-columns-spanned="2" office:value-type="string">
            <text:p text:style-name="Table_20_Contents">blank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B2" table:number-columns-spanned="2" office:value-type="string">
            <text:p text:style-name="P4"/>
          </table:table-cell>
          <table:covered-table-cell/>
        </table:table-row>
      </table:table>
      <text:p text:style-name="P1"><text:soft-page-break/>The table is set to keep with this paragraph. <text:s/>So at least the orphan number of lines should be on the same page as the t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" svg:font-family="FreeSans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Droid Sans Fallback" style:font-size-asian="10.5pt" style:language-asian="zh" style:country-asian="CN" style:font-name-complex="Times New Roman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zxx" fo:country="none" style:font-name-asian="Droid Sans Fallback" style:font-size-asian="10.5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Droid Sans Fallback1" style:font-family-asian="'Droid Sans Fallback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background-color="#ffff00" style:font-name-complex="Arial" style:font-family-complex="Arial" style:font-family-generic-complex="swiss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.1252in" fo:page-height="5.8272in" style:num-format="1" style:print-orientation="portrait" fo:margin-top="0.5in" fo:margin-bottom="0.5in" fo:margin-left="0.7902in" fo:margin-right="0.7902in" style:writing-mode="lr-tb" style:layout-grid-color="#c0c0c0" style:layout-grid-lines="1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</meta:initial-creator>
    <meta:creation-date>2015-05-02T07:18:08.831139400</meta:creation-date>
    <dc:date>2015-11-26T10:16:41.271888402</dc:date>
    <meta:editing-cycles>18</meta:editing-cycles>
    <meta:editing-duration>PT48M42S</meta:editing-duration>
    <meta:generator>LibreOfficeDev/5.2.0.0.alpha0$Linux_X86_64 LibreOffice_project/55d0a5e43c968798fe52587f9dae256d94e9ce53</meta:generator>
    <meta:document-statistic meta:table-count="4" meta:image-count="0" meta:object-count="0" meta:page-count="7" meta:paragraph-count="80" meta:word-count="290" meta:character-count="1308" meta:non-whitespace-character-count="1098"/>
  </office:meta>
</office:document-meta>
</file>